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Heading_20_1" style:master-page-name="First_20_Page">
      <style:paragraph-properties style:page-number="auto"/>
    </style:style>
    <style:style style:name="P15" style:family="paragraph" style:parent-style-name="Heading_20_1" style:master-page-name="First_20_Page">
      <style:paragraph-properties style:page-number="auto"/>
      <style:text-properties officeooo:paragraph-rsid="0018e8f7"/>
    </style:style>
    <style:style style:name="P16" style:family="paragraph">
      <style:paragraph-properties style:writing-mode="lr-tb"/>
    </style:style>
    <style:style style:name="P17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6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8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9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0" style:family="text">
      <style:text-properties fo:font-size="8pt" style:font-size-asian="8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officeooo:rsid="0007ca56"/>
    </style:style>
    <style:style style:name="T16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07202387380880" text:id="ct107202387380880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07202387418112" text:id="ct107202387418112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07202385394384" text:id="ct107202385394384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5" text:outline-level="1"><text:change text:change-id="ct107202387380880"/>Adopted as a NMRA <text:span text:style-name="T15">Technical Note</text:span></text:h>
      </text:section>
      <text:p text:style-name="Standard">The OpenLCB Standard document appended to this cover sheet has been formally adopted as a NMRA Standard by the NMRA Board of Directors on the date shown in the <text:span text:style-name="T14">Adopted</text:span> column in the <text:span text:style-name="T13">Version History</text:span> table below.</text:p>
      <text:h text:style-name="Heading_20_1" text:outline-level="1"><text:change text:change-id="ct107202387418112"/><text:change-start text:change-id="ct107202385394384"/>Version History<text:change-end text:change-id="ct107202385394384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2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18T19:26:54.805344049" text:date-adjust="PT1440H00M00S">Apr 19, 2015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CAN Frame Transfer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9.7.2.1-TN</text:span><text:span text:style-name="MT11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7</meta:editing-cycles>
    <meta:editing-duration>PT19H53M14S</meta:editing-duration>
    <meta:generator>LibreOffice/4.4.0.3$MacOSX_X86_64 LibreOffice_project/de093506bcdc5fafd9023ee680b8c60e3e0645d7</meta:generator>
    <dc:date>2015-02-18T19:26:54.710577000</dc:date>
    <meta:printed-by>Bob Jacobsen</meta:printed-by>
    <meta:print-date>2010-09-15T08:46:04</meta:print-date>
    <meta:document-statistic meta:table-count="2" meta:image-count="0" meta:object-count="0" meta:page-count="1" meta:paragraph-count="14" meta:word-count="78" meta:character-count="465" meta:non-whitespace-character-count="394"/>
  </office:meta>
</office:document-meta>
</file>